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alatino Bold" svg:font-family="'Palatino Bold', 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97cm" fo:margin-left="0.021cm" fo:margin-right="0.009cm" table:align="margins" style:writing-mode="lr-tb"/>
    </style:style>
    <style:style style:name="Table2.A" style:family="table-column">
      <style:table-column-properties style:column-width="1.335cm" style:rel-column-width="5156*"/>
    </style:style>
    <style:style style:name="Table2.B" style:family="table-column">
      <style:table-column-properties style:column-width="2.484cm" style:rel-column-width="9590*"/>
    </style:style>
    <style:style style:name="Table2.C" style:family="table-column">
      <style:table-column-properties style:column-width="2.558cm" style:rel-column-width="9878*"/>
    </style:style>
    <style:style style:name="Table2.D" style:family="table-column">
      <style:table-column-properties style:column-width="10.594cm" style:rel-column-width="40911*"/>
    </style:style>
    <style:style style:name="Table2.1" style:family="table-row">
      <style:table-row-properties style:min-row-height="0.559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3" style:family="table-row">
      <style:table-row-properties style:keep-together="true" fo:keep-together="auto"/>
    </style:style>
    <style:style style:name="Table2.4" style:family="table-row">
      <style:table-row-properties style:keep-together="true" fo:keep-together="auto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keep-together="true" fo:keep-together="auto"/>
    </style:style>
    <style:style style:name="Table2.A5" style:family="table-cell" style:data-style-name="N5110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6" style:family="table-row">
      <style:table-row-properties style:keep-together="true" fo:keep-together="auto"/>
    </style:style>
    <style:style style:name="Table2.7" style:family="table-row">
      <style:table-row-properties style:keep-together="true" fo:keep-together="auto"/>
    </style:style>
    <style:style style:name="Table2.D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8" style:family="table-row">
      <style:table-row-properties style:keep-together="true" fo:keep-together="auto"/>
    </style:style>
    <style:style style:name="Table2.D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9" style:family="table-row">
      <style:table-row-properties style:keep-together="true" fo:keep-together="auto"/>
    </style:style>
    <style:style style:name="Table2.A9" style:family="table-cell" style:data-style-name="N0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.10" style:family="table-row">
      <style:table-row-properties style:keep-together="true" fo:keep-together="auto"/>
    </style:style>
    <style:style style:name="Table2.D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17cm" fo:margin-left="-0.009cm" fo:margin-right="0.009cm" table:align="margins" style:writing-mode="lr-tb"/>
    </style:style>
    <style:style style:name="Table1.A" style:family="table-column">
      <style:table-column-properties style:column-width="3.533cm" style:rel-column-width="13622*"/>
    </style:style>
    <style:style style:name="Table1.B" style:family="table-column">
      <style:table-column-properties style:column-width="13.467cm" style:rel-column-width="5191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B3" style:family="table-cell" style:data-style-name="N0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766cm" fo:margin-left="0.021cm" table:align="left" style:writing-mode="lr-tb"/>
    </style:style>
    <style:style style:name="Table3.A" style:family="table-column">
      <style:table-column-properties style:column-width="5.38cm"/>
    </style:style>
    <style:style style:name="Table3.B" style:family="table-column">
      <style:table-column-properties style:column-width="10.38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 fo:hyphenation-ladder-count="no-limit">
        <style:tab-stops>
          <style:tab-stop style:position="12.252cm"/>
          <style:tab-stop style:position="16cm" style:type="right"/>
        </style:tab-stops>
      </style:paragraph-properties>
      <style:text-properties style:font-name="Palatino Bold" fo:letter-spacing="-0.005cm" fo:hyphenate="false" fo:hyphenation-remain-char-count="2" fo:hyphenation-push-char-count="2"/>
    </style:style>
    <style:style style:name="P2" style:family="paragraph" style:parent-style-name="Standard">
      <style:paragraph-properties fo:line-height="150%"/>
      <style:text-properties style:use-window-font-color="true" style:font-name="Arial1" fo:font-size="18pt" fo:font-weight="bold" style:font-size-asian="18pt" style:font-weight-asian="bold"/>
    </style:style>
    <style:style style:name="P3" style:family="paragraph" style:parent-style-name="Standard">
      <style:paragraph-properties fo:line-height="150%"/>
      <style:text-properties style:use-window-font-color="true" style:font-name="Arial1" fo:font-size="18pt" fo:font-weight="bold" style:font-size-asian="18pt" style:font-weight-asian="bold" style:font-weight-complex="bold"/>
    </style:style>
    <style:style style:name="P4" style:family="paragraph" style:parent-style-name="Standard">
      <style:paragraph-properties fo:line-height="150%"/>
      <style:text-properties style:use-window-font-color="true" style:font-name="Arial1"/>
    </style:style>
    <style:style style:name="P5" style:family="paragraph" style:parent-style-name="Standard">
      <style:paragraph-properties fo:line-height="150%"/>
      <style:text-properties style:use-window-font-color="true" style:font-name="Arial1" fo:font-size="16pt" style:font-size-asian="16pt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Arial1" fo:font-size="24pt" fo:font-weight="bold" style:font-size-asian="24pt" style:font-weight-asian="bold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Arial1" fo:font-size="24pt" fo:language="en" fo:country="US" fo:font-weight="bold" style:font-size-asian="24pt" style:font-weight-asian="bold"/>
    </style:style>
    <style:style style:name="P8" style:family="paragraph" style:parent-style-name="Standard">
      <style:paragraph-properties fo:line-height="150%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style:snap-to-layout-grid="false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/>
      <style:text-properties style:use-window-font-color="true" style:font-name="Arial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50%"/>
      <style:text-properties style:use-window-font-color="true" style:font-name="Arial1" fo:font-weight="bold" style:font-weight-asian="bold"/>
    </style:style>
    <style:style style:name="P12" style:family="paragraph" style:parent-style-name="Standard">
      <style:paragraph-properties fo:line-height="150%" style:snap-to-layout-grid="false"/>
      <style:text-properties style:use-window-font-color="true" style:font-name="Arial1" fo:font-weight="bold" style:font-weight-asian="bold"/>
    </style:style>
    <style:style style:name="P13" style:family="paragraph" style:parent-style-name="Standard">
      <style:paragraph-properties fo:line-height="150%"/>
      <style:text-properties style:use-window-font-color="true" style:font-name="Arial1" fo:font-weight="bold" style:font-weight-asian="bold" style:font-weight-complex="bold"/>
    </style:style>
    <style:style style:name="P14" style:family="paragraph" style:parent-style-name="Standard">
      <style:paragraph-properties fo:line-height="150%"/>
      <style:text-properties style:use-window-font-color="true" style:font-name="Arial1" style:font-weight-complex="bold"/>
    </style:style>
    <style:style style:name="P15" style:family="paragraph" style:parent-style-name="Standard">
      <style:paragraph-properties fo:line-height="150%" style:snap-to-layout-grid="false"/>
      <style:text-properties style:use-window-font-color="true" style:font-name="Arial1" style:font-weight-complex="bold"/>
    </style:style>
    <style:style style:name="P16" style:family="paragraph" style:parent-style-name="Standard">
      <style:paragraph-properties fo:line-height="150%"/>
      <style:text-properties style:use-window-font-color="true" style:font-name="Arial1" fo:font-weight="normal" style:font-weight-asian="normal" style:font-weight-complex="normal"/>
    </style:style>
    <style:style style:name="P17" style:family="paragraph" style:parent-style-name="Standard">
      <style:paragraph-properties fo:line-height="150%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style:use-window-font-color="true" style:font-name="Arial1"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line-height="150%"/>
      <style:text-properties style:use-window-font-color="true"/>
    </style:style>
    <style:style style:name="P20" style:family="paragraph" style:parent-style-name="Standard">
      <style:paragraph-properties fo:line-height="150%"/>
      <style:text-properties style:use-window-font-color="true" fo:font-weight="bold" style:font-weight-asian="bold" style:font-weight-complex="bold"/>
    </style:style>
    <style:style style:name="P21" style:family="paragraph" style:parent-style-name="Standard">
      <style:paragraph-properties fo:line-height="150%"/>
      <style:text-properties style:font-name="Arial1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1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line-height="150%"/>
      <style:text-properties fo:font-style="normal" style:font-style-asian="normal" style:font-style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Standard">
      <style:paragraph-properties fo:line-height="150%" fo:padding-left="0cm" fo:padding-right="0cm" fo:padding-top="0.035cm" fo:padding-bottom="0cm" fo:border-left="none" fo:border-right="none" fo:border-top="0.99pt solid #000000" fo:border-bottom="none"/>
      <style:text-properties style:use-window-font-color="true" style:font-name="Arial1"/>
    </style:style>
    <style:style style:name="P28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99pt solid #000000"/>
      <style:text-properties style:use-window-font-color="true" style:font-name="Arial1" fo:font-size="16pt" style:font-size-asian="16pt"/>
    </style:style>
    <style:style style:name="P29" style:family="paragraph" style:parent-style-name="Standard">
      <style:paragraph-properties fo:line-height="150%" fo:text-align="end" style:justify-single-word="false" fo:padding-left="0cm" fo:padding-right="0cm" fo:padding-top="0cm" fo:padding-bottom="0.035cm" fo:border-left="none" fo:border-right="none" fo:border-top="none" fo:border-bottom="0.99pt solid #000000"/>
      <style:text-properties style:use-window-font-color="true" style:font-name="Arial1" fo:font-size="16pt" style:font-size-asian="16pt"/>
    </style:style>
    <style:style style:name="P30" style:family="paragraph" style:parent-style-name="Body_20_Text_20_3">
      <style:paragraph-properties fo:line-height="150%"/>
      <style:text-properties style:use-window-font-color="true" style:font-name="Arial1"/>
    </style:style>
    <style:style style:name="P31" style:family="paragraph" style:parent-style-name="Normal">
      <style:paragraph-properties fo:line-height="150%" style:snap-to-layout-grid="false"/>
      <style:text-properties style:use-window-font-color="true" style:font-name="Arial1" fo:language="en" fo:country="US" style:font-name-complex="Arial1" style:font-weight-complex="bold"/>
    </style:style>
    <style:style style:name="P32" style:family="paragraph" style:parent-style-name="Normal">
      <style:paragraph-properties fo:line-height="150%" style:snap-to-layout-grid="false"/>
    </style:style>
    <style:style style:name="P33" style:family="paragraph" style:parent-style-name="Table_20_Contents">
      <style:paragraph-properties fo:line-height="150%"/>
      <style:text-properties style:use-window-font-color="true" style:font-name="Arial1"/>
    </style:style>
    <style:style style:name="P34" style:family="paragraph" style:parent-style-name="Text_20_body">
      <style:paragraph-properties fo:line-height="150%"/>
      <style:text-properties fo:font-size="12pt" fo:font-style="normal" style:font-size-asian="12pt" style:font-style-asian="normal" style:font-size-complex="12pt" style:font-style-complex="normal"/>
    </style:style>
    <style:style style:name="P35" style:family="paragraph" style:parent-style-name="Text_20_body">
      <style:paragraph-properties fo:line-height="150%"/>
      <style:text-properties fo:font-size="16pt" style:font-size-asian="16pt" style:font-size-complex="16pt"/>
    </style:style>
    <style:style style:name="P36" style:family="paragraph" style:parent-style-name="Text_20_body">
      <style:paragraph-properties fo:line-height="150%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 style:parent-style-name="Text_20_body">
      <style:paragraph-properties fo:line-height="150%"/>
    </style:style>
    <style:style style:name="P38" style:family="paragraph" style:parent-style-name="Text_20_body">
      <style:paragraph-properties fo:line-height="150%"/>
      <style:text-properties fo:font-style="normal" style:font-style-asian="normal" style:font-style-complex="normal"/>
    </style:style>
    <style:style style:name="P39" style:family="paragraph" style:parent-style-name="Heading_20_2">
      <style:paragraph-properties fo:line-height="150%"/>
      <style:text-properties fo:font-size="14pt" fo:font-style="normal" style:font-size-asian="14pt" style:font-style-asian="normal" style:font-size-complex="14pt" style:font-style-complex="normal"/>
    </style:style>
    <style:style style:name="P40" style:family="paragraph" style:parent-style-name="Heading_20_2">
      <style:paragraph-properties fo:line-height="150%"/>
      <style:text-properties fo:font-style="normal" style:font-style-asian="normal" style:font-style-complex="normal"/>
    </style:style>
    <style:style style:name="P41" style:family="paragraph" style:parent-style-name="Heading_20_3">
      <style:paragraph-properties fo:line-height="150%"/>
      <style:text-properties fo:font-size="12pt" fo:font-style="normal" style:font-size-asian="12pt" style:font-style-asian="normal" style:font-size-complex="12pt" style:font-style-complex="normal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line-height="150%"/>
      <style:text-properties fo:font-size="16pt" fo:font-style="normal" style:font-size-asian="16pt" style:font-style-asian="normal" style:font-size-complex="16pt" style:font-style-complex="normal"/>
    </style:style>
    <style:style style:name="P45" style:family="paragraph" style:parent-style-name="Heading_20_1">
      <style:paragraph-properties fo:line-height="150%" fo:break-before="page"/>
      <style:text-properties fo:font-size="16pt" style:font-size-asian="16pt" style:font-size-complex="16pt"/>
    </style:style>
    <style:style style:name="P46" style:family="paragraph" style:parent-style-name="Heading_20_1">
      <style:paragraph-properties fo:line-height="150%" fo:break-before="page"/>
      <style:text-properties fo:font-size="16pt" fo:font-style="normal" style:font-size-asian="16pt" style:font-style-asian="normal" style:font-size-complex="16pt" style:font-style-complex="normal"/>
    </style:style>
    <style:style style:name="P47" style:family="paragraph" style:parent-style-name="Heading_20_1">
      <style:paragraph-properties fo:line-height="150%" fo:break-before="page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9" style:family="paragraph" style:parent-style-name="Standard" style:list-style-name="L1">
      <style:paragraph-properties fo:line-height="150%"/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Standard" style:list-style-name="L1">
      <style:paragraph-properties fo:line-height="150%"/>
      <style:text-properties style:use-window-font-color="true" style:font-name="Arial1"/>
    </style:style>
    <style:style style:name="P51" style:family="paragraph" style:parent-style-name="Standard">
      <style:paragraph-properties fo:line-height="150%" fo:text-align="center" style:justify-single-word="false"/>
      <style:text-properties style:use-window-font-color="true" style:font-name="Arial1" fo:font-size="24pt" fo:language="en" fo:country="US" fo:font-weight="bold" style:font-size-asian="24pt" style:font-weight-asian="bold"/>
    </style:style>
    <style:style style:name="P52" style:family="paragraph" style:parent-style-name="Standard">
      <style:paragraph-properties fo:line-height="150%" style:snap-to-layout-grid="false"/>
      <style:text-properties style:use-window-font-color="true" style:font-name="Arial1" fo:font-size="12pt" fo:font-weight="normal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line-height="150%" style:snap-to-layout-grid="false"/>
      <style:text-properties style:use-window-font-color="true" style:font-name="Arial1" fo:font-weight="normal" style:font-weight-asian="normal" style:font-weight-complex="normal"/>
    </style:style>
    <style:style style:name="P54" style:family="paragraph" style:parent-style-name="Standard">
      <style:paragraph-properties fo:line-height="150%" style:snap-to-layout-grid="false"/>
      <style:text-properties style:use-window-font-color="true" style:font-name="Arial1" style:font-weight-complex="bold"/>
    </style:style>
    <style:style style:name="P55" style:family="paragraph" style:parent-style-name="Standard" style:master-page-name="First_20_Page">
      <style:paragraph-properties fo:line-height="150%" fo:text-align="end" style:justify-single-word="false" style:page-number="1"/>
      <style:text-properties style:font-name="Arial1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weight="bold" style:font-weight-asian="bold" style:font-weight-complex="bold"/>
    </style:style>
    <style:style style:name="T3" style:family="text">
      <style:text-properties style:use-window-font-color="true" style:font-name="Arial1"/>
    </style:style>
    <style:style style:name="T4" style:family="text">
      <style:text-properties style:use-window-font-color="true" style:font-name="Arial1" fo:language="en" fo:country="US"/>
    </style:style>
    <style:style style:name="T5" style:family="text">
      <style:text-properties style:use-window-font-color="true" style:font-name="Arial1" fo:language="sv" fo:country="SE"/>
    </style:style>
    <style:style style:name="T6" style:family="text">
      <style:text-properties style:use-window-font-color="true" style:font-name="Arial1" fo:language="sv" fo:country="SE" style:font-name-complex="Arial1"/>
    </style:style>
    <style:style style:name="T7" style:family="text">
      <style:text-properties style:use-window-font-color="true" style:font-name="Arial1" fo:font-weight="bold" style:font-weight-asian="bold"/>
    </style:style>
    <style:style style:name="T8" style:family="text">
      <style:text-properties style:use-window-font-color="true" style:font-name="Arial1" fo:font-weight="bold" style:font-weight-asian="bold" style:font-weight-complex="bold"/>
    </style:style>
    <style:style style:name="T9" style:family="text">
      <style:text-properties style:use-window-font-color="true" style:font-name="Arial1" fo:font-size="12pt" fo:font-weight="bold" style:font-size-asian="12pt" style:font-weight-asian="bold" style:font-name-complex="Arial1" style:font-size-complex="12pt" style:font-weight-complex="bold"/>
    </style:style>
    <style:style style:name="T10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" style:family="text">
      <style:text-properties style:use-window-font-color="true" style:font-name="Arial1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use-window-font-color="true" fo:font-weight="normal" style:font-weight-asian="normal" style:font-name-complex="Arial1" style:font-weight-complex="normal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fo:language="en" fo:country="US" fo:font-weight="bold" style:font-weight-asian="bold" style:font-size-complex="20pt" style:font-weight-complex="bold"/>
    </style:style>
    <style:style style:name="T15" style:family="text">
      <style:text-properties fo:font-size="16pt" fo:font-style="normal" style:font-size-asian="16pt" style:font-style-asian="normal" style:font-size-complex="16pt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5110" number:language="en" number:country="AU">
      <number:number number:decimal-places="1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span text:style-name="T1"><text:tab/><text:tab/><text:tab/><text:tab/><text:tab/></text:span><text:span text:style-name="T2">Projekt: </text:span><text:span text:style-name="Standardskrifttype_20_i_20_afsnit"><text:span text:style-name="T2">Sorting Industrial Robot</text:span></text:span></text:p>
      <text:p text:style-name="P22"><text:span text:style-name="T2"><text:tab/><text:tab/><text:tab/><text:tab/><text:tab/>Dato: 11</text:span><text:span text:style-name="Standardskrifttype_20_i_20_afsnit"><text:span text:style-name="T2">-02-2012</text:span></text:span></text:p>
      <text:p text:style-name="P4"><text:tab/><text:tab/><text:tab/><text:tab/><text:tab/><text:tab/><text:tab/><text:tab/></text:p>
      <text:p text:style-name="P19"/>
      <text:p text:style-name="P4"/>
      <text:p text:style-name="P4"/>
      <text:p text:style-name="P4"/>
      <text:p text:style-name="P27">Titel:</text:p>
      <text:p text:style-name="P5"/>
      <text:p text:style-name="P6">Kravspecifikation</text:p>
      <text:p text:style-name="P7">for</text:p>
      <text:p text:style-name="P7">Sorting Industrial Robot</text:p>
      <text:p text:style-name="P7">(SIR)</text:p>
      <text:p text:style-name="P7"/>
      <text:p text:style-name="P7"/>
      <text:p text:style-name="P7"/>
      <text:p text:style-name="P7"/>
      <text:p text:style-name="P28"/>
      <text:p text:style-name="P29"><text:s/><text:span text:style-name="T14">RoboGO</text:span></text:p>
      <text:p text:style-name="P5"/>
      <text:p text:style-name="P5"/>
      <text:p text:style-name="P5"/>
      <text:p text:style-name="P5"/>
      <text:p text:style-name="P5"/>
      <text:p text:style-name="P3"><text:soft-page-break/>Versionshistorik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Ver.</text:p>
          </table:table-cell>
          <table:table-cell table:style-name="Table2.A1" office:value-type="string">
            <text:p text:style-name="P9">Dato</text:p>
          </table:table-cell>
          <table:table-cell table:style-name="Table2.A1" office:value-type="string">
            <text:p text:style-name="P9">Initialer</text:p>
          </table:table-cell>
          <table:table-cell table:style-name="Table2.D1" office:value-type="string">
            <text:p text:style-name="P9">Beskrivelse</text:p>
          </table:table-cell>
        </table:table-row>
        <table:table-row table:style-name="Table2.2">
          <table:table-cell table:style-name="Table2.A1" office:value-type="string">
            <text:p text:style-name="P9">0.1</text:p>
          </table:table-cell>
          <table:table-cell table:style-name="Table2.A1" office:value-type="string">
            <text:p text:style-name="P9">11-02-12</text:p>
          </table:table-cell>
          <table:table-cell table:style-name="Table2.A1" office:value-type="string">
            <text:p text:style-name="P9">RHT</text:p>
          </table:table-cell>
          <table:table-cell table:style-name="Table2.D1" office:value-type="string">
            <text:p text:style-name="P9">Første udkast.</text:p>
          </table:table-cell>
        </table:table-row>
        <table:table-row table:style-name="Table2.4">
          <table:table-cell table:style-name="Table2.A1" office:value-type="string">
            <text:p text:style-name="P9">0.2</text:p>
          </table:table-cell>
          <table:table-cell table:style-name="Table2.A1" office:value-type="string">
            <text:p text:style-name="P9">16-02-12</text:p>
          </table:table-cell>
          <table:table-cell table:style-name="Table2.A1" office:value-type="string">
            <text:p text:style-name="P9">RHT</text:p>
          </table:table-cell>
          <table:table-cell table:style-name="Table2.D1" office:value-type="string">
            <text:p text:style-name="P9">Sat ind firma og produktnavn.</text:p>
          </table:table-cell>
        </table:table-row>
        <table:table-row table:style-name="Table2.4">
          <table:table-cell table:style-name="Table2.A4" office:value-type="string">
            <text:p text:style-name="P9">1.0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D4" office:value-type="string">
            <text:p text:style-name="P9"/>
          </table:table-cell>
        </table:table-row>
        <table:table-row table:style-name="Table2.5">
          <table:table-cell table:style-name="Table2.A5" office:value-type="float" office:value="1.1">
            <text:p text:style-name="P9">1.1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D1" office:value-type="string">
            <text:p text:style-name="P9"/>
          </table:table-cell>
        </table:table-row>
        <table:table-row table:style-name="Table2.6">
          <table:table-cell table:style-name="Table2.A1" office:value-type="string">
            <text:p text:style-name="P9">1.2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D1" office:value-type="string">
            <text:p text:style-name="P9"/>
          </table:table-cell>
        </table:table-row>
        <table:table-row table:style-name="Table2.7">
          <table:table-cell table:style-name="Table2.A4" office:value-type="string">
            <text:p text:style-name="P9">1.3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D10" office:value-type="string">
            <text:p text:style-name="P9"/>
          </table:table-cell>
        </table:table-row>
        <table:table-row table:style-name="Table2.8">
          <table:table-cell table:style-name="Table2.A4" office:value-type="string">
            <text:p text:style-name="P9">1.4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D10" office:value-type="string">
            <text:p text:style-name="P9"/>
          </table:table-cell>
        </table:table-row>
        <table:table-row table:style-name="Table2.9">
          <table:table-cell table:style-name="Table2.A9" office:value-type="float" office:value="1.5">
            <text:p text:style-name="P9">1,5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D10" office:value-type="string">
            <text:p text:style-name="P9"/>
          </table:table-cell>
        </table:table-row>
        <table:table-row table:style-name="Table2.10">
          <table:table-cell table:style-name="Table2.A4" office:value-type="string">
            <text:p text:style-name="P9">1.6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D10" office:value-type="string">
            <text:p text:style-name="P9"/>
          </table:table-cell>
        </table:table-row>
      </table:table>
      <text:p text:style-name="P2"/>
      <text:p text:style-name="P2">Godkendelsesformula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Forfatter(e):</text:p>
          </table:table-cell>
          <table:table-cell table:style-name="Table1.B1" office:value-type="string">
            <text:p text:style-name="P31">Søren Howe Gersager(10430)</text:p>
            <text:p text:style-name="P32"><text:span text:style-name="Standardskrifttype_20_i_20_afsnit"><text:span text:style-name="T4">Cong Thanh Dao(10517)</text:span></text:span></text:p>
            <text:p text:style-name="P32"><text:span text:style-name="Standardskrifttype_20_i_20_afsnit"><text:span text:style-name="T4">Yusuf Tezel(10568)</text:span></text:span></text:p>
            <text:p text:style-name="P32"><text:span text:style-name="Standardskrifttype_20_i_20_afsnit"><text:span text:style-name="T4">Nicolaj Quottrup(10754)</text:span></text:span></text:p>
            <text:p text:style-name="P32"><text:span text:style-name="Standardskrifttype_20_i_20_afsnit"><text:span text:style-name="T4">René Høgh Thomsen(10778)</text:span></text:span></text:p>
            <text:p text:style-name="P32"><text:span text:style-name="Standardskrifttype_20_i_20_afsnit"><text:span text:style-name="T5">Michael Batz Hansen(10791)</text:span></text:span></text:p>
            <text:p text:style-name="P32"><text:span text:style-name="Standardskrifttype_20_i_20_afsnit"><text:span text:style-name="T6">Sam Luu Tong(10898)</text:span></text:span></text:p>
          </table:table-cell>
        </table:table-row>
        <table:table-row table:style-name="Table1.1">
          <table:table-cell table:style-name="Table1.A1" office:value-type="string">
            <text:p text:style-name="P12">Godkendes af:</text:p>
          </table:table-cell>
          <table:table-cell table:style-name="Table1.B1" office:value-type="string">
            <text:p text:style-name="P15">Poul Ejnar Rovsing</text:p>
          </table:table-cell>
        </table:table-row>
        <table:table-row table:style-name="Table1.1">
          <table:table-cell table:style-name="Table1.A1" office:value-type="string">
            <text:p text:style-name="P12">Projektnummer:</text:p>
          </table:table-cell>
          <table:table-cell table:style-name="Table1.B3" office:value-type="float" office:value="1">
            <text:p text:style-name="P15">1</text:p>
          </table:table-cell>
        </table:table-row>
        <table:table-row table:style-name="Table1.1">
          <table:table-cell table:style-name="Table1.A1" office:value-type="string">
            <text:p text:style-name="P12">Dokument-id: (filnavn)</text:p>
          </table:table-cell>
          <table:table-cell table:style-name="Table1.B1" office:value-type="string">
            <text:p text:style-name="P15">Kravspecifikation.odt</text:p>
            <text:p text:style-name="P15">Kravspecifikation.pdf</text:p>
          </table:table-cell>
        </table:table-row>
        <table:table-row table:style-name="Table1.1">
          <table:table-cell table:style-name="Table1.A1" office:value-type="string">
            <text:p text:style-name="P12">Antal sider:</text:p>
          </table:table-cell>
          <table:table-cell table:style-name="Table1.B1" office:value-type="string">
            <text:p text:style-name="P15"><text:page-count>10</text:page-count></text:p>
          </table:table-cell>
        </table:table-row>
        <table:table-row table:style-name="Table1.1">
          <table:table-cell table:style-name="Table1.A1" office:value-type="string">
            <text:p text:style-name="P12">Kunde:</text:p>
          </table:table-cell>
          <table:table-cell table:style-name="Table1.B1" office:value-type="string">
            <text:p text:style-name="P53">Robotic Global Organization(RoboGO)</text:p>
          </table:table-cell>
        </table:table-row>
      </table:table>
      <text:p text:style-name="P30"/>
      <text:p text:style-name="P30">Ved underskrivelse af dette dokument accepteres det af begge parter, som værende kravene til udviklingen af det ønskede system.</text:p>
      <text:p text:style-name="P14"/>
      <text:p text:style-name="P30">Sted og dato:</text:p>
      <text:p text:style-name="P14"/>
      <text:p text:style-name="P14">______________________ <text:s text:c="18"/><text:tab/><text:tab/>__________________________</text:p>
      <text:p text:style-name="P21"><text:span text:style-name="Standardskrifttype_20_i_20_afsnit"><text:span text:style-name="T12">René H. Thomsen</text:span></text:span><text:span text:style-name="T2"><text:tab/><text:tab/><text:tab/><text:tab/><text:tab/></text:span><text:span text:style-name="Standardskrifttype_20_i_20_afsnit"><text:span text:style-name="T13">Poul Ejnar Rovsing</text:span></text:span></text:p>
      <text:p text:style-name="P2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Ind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holdsfortegnelse</text:p>
          </text:index-title>
          <text:p text:style-name="P42">1. Indledning<text:tab/>4</text:p>
          <text:p text:style-name="P48">1.1 Formål<text:tab/>4</text:p>
          <text:p text:style-name="P48">1.2 Referencer<text:tab/>4</text:p>
          <text:p text:style-name="P48">1.3 Læsevejledning<text:tab/>4</text:p>
          <text:p text:style-name="P42">2. Generel beskrivelse<text:tab/>5</text:p>
          <text:p text:style-name="P48">2.1 Systembeskrivelse<text:tab/>5</text:p>
          <text:p text:style-name="P43">2.1.1 Systemoversigt<text:tab/>5</text:p>
          <text:p text:style-name="P43">2.1.2 Aktør-kontekst diagram<text:tab/>5</text:p>
          <text:p text:style-name="P43">2.1.3 Aktør beskrivelser<text:tab/>5</text:p>
          <text:p text:style-name="P48">2.2 Systemets funktioner<text:tab/>5</text:p>
          <text:p text:style-name="P43">2.2.1 Use Case diagram<text:tab/>5</text:p>
          <text:p text:style-name="P48">2.3 Systemets begrænsninger<text:tab/>5</text:p>
          <text:p text:style-name="P48">2.4 Systemets fremtid<text:tab/>5</text:p>
          <text:p text:style-name="P48">2.5 Brugerprofil<text:tab/>6</text:p>
          <text:p text:style-name="P48">2.6 Krav til udviklingsforløbet<text:tab/>6</text:p>
          <text:p text:style-name="P48">2.7 Omfang af kundeleverance<text:tab/>6</text:p>
          <text:p text:style-name="P48">2.8 Forudsætninger<text:tab/>6</text:p>
          <text:p text:style-name="P42">3. Funktionelle krav – Use Cases<text:tab/>7</text:p>
          <text:p text:style-name="P48">3.1 Use Case 1: XXXXXXXXXXXXX<text:tab/>7</text:p>
          <text:p text:style-name="P42">4. Eksterne grænseflader<text:tab/>8</text:p>
          <text:p text:style-name="P48">4.1 Bruger-grænseflade<text:tab/>8</text:p>
          <text:p text:style-name="P48">4.2 Hardware-grænseflade<text:tab/>8</text:p>
          <text:p text:style-name="P48">4.3 Kommunikations-grænseflade<text:tab/>8</text:p>
          <text:p text:style-name="P48">4.4 Software-grænseflade<text:tab/>8</text:p>
          <text:p text:style-name="P42">5. Krav til systemets ydelse<text:tab/>9</text:p>
          <text:p text:style-name="P42">6. Kvalitetsfaktorer<text:tab/>9</text:p>
          <text:p text:style-name="P42">7. Designkrav<text:tab/>9</text:p>
          <text:p text:style-name="P42">8. Andre krav<text:tab/>9</text:p>
        </text:index-body>
      </text:table-of-content>
      <text:p text:style-name="P2"/>
      <text:h text:style-name="P45" text:outline-level="1">1. Indledning</text:h>
      <text:h text:style-name="P39" text:outline-level="2">1.1 Formål</text:h>
      <text:p text:style-name="P34">Tekst.</text:p>
      <text:h text:style-name="P39" text:outline-level="2">1.2 Referencer</text:h>
      <text:p text:style-name="P34">Tekst.</text:p>
      <text:h text:style-name="P39" text:outline-level="2">1.3 Læsevejledning</text:h>
      <text:p text:style-name="P34">Tekst.</text:p>
      <text:p text:style-name="P35"/>
      <text:h text:style-name="P45" text:outline-level="1">2. Generel beskrivelse</text:h>
      <text:h text:style-name="P40" text:outline-level="2">2.1 Systembeskrivelse</text:h>
      <text:p text:style-name="P24">Tekst.</text:p>
      <text:h text:style-name="P41" text:outline-level="3">2.1.1 Systemoversigt</text:h>
      <text:h text:style-name="P41" text:outline-level="3">2.1.2 Aktør-kontekst diagram</text:h>
      <text:h text:style-name="P41" text:outline-level="3">2.1.3 Aktør beskrivelser</text:h>
      <text:p text:style-name="P3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<text:span text:style-name="Standardskrifttype_20_i_20_afsnit"><text:span text:style-name="T7">Aktør navn:<text:tab/></text:span></text:span><text:span text:style-name="Standardskrifttype_20_i_20_afsnit"><text:span text:style-name="T3"><text:tab/></text:span></text:span></text:p>
          </table:table-cell>
          <table:table-cell table:style-name="Table3.B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1">Type:</text:p>
          </table:table-cell>
          <table:table-cell table:style-name="Table3.B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1">Beskrivelse:</text:p>
          </table:table-cell>
          <table:table-cell table:style-name="Table3.B2" office:value-type="string">
            <text:p text:style-name="P23"><text:span text:style-name="Standardskrifttype_20_i_20_afsnit"><text:span text:style-name="T3"/></text:span></text:p>
          </table:table-cell>
        </table:table-row>
        <table:table-row>
          <table:table-cell table:style-name="Table3.A2" office:value-type="string">
            <text:p text:style-name="P13">Antal samtidige aktører:</text:p>
          </table:table-cell>
          <table:table-cell table:style-name="Table3.B2" office:value-type="string">
            <text:p text:style-name="P33"/>
          </table:table-cell>
        </table:table-row>
      </table:table>
      <text:p text:style-name="P23"/>
      <text:p text:style-name="P25">…</text:p>
      <text:h text:style-name="P40" text:outline-level="2">2.2 Systemets funktioner</text:h>
      <text:p text:style-name="P23">Tekst.</text:p>
      <text:h text:style-name="P41" text:outline-level="3">2.2.1 Use Case diagram</text:h>
      <text:p text:style-name="P37"/>
      <text:h text:style-name="P40" text:outline-level="2">2.3 Systemets begrænsninger</text:h>
      <text:p text:style-name="P24">Tekst.</text:p>
      <text:p text:style-name="P24"/>
      <text:h text:style-name="P40" text:outline-level="2">2.4 Systemets fremtid</text:h>
      <text:p text:style-name="P24">Tekst.</text:p>
      <text:h text:style-name="P40" text:outline-level="2"><text:soft-page-break/>2.5 Brugerprofil</text:h>
      <text:p text:style-name="P24">Tekst.</text:p>
      <text:h text:style-name="P40" text:outline-level="2">2.6 Krav til udviklingsforløbet</text:h>
      <text:p text:style-name="P24">Tekst.</text:p>
      <text:h text:style-name="P40" text:outline-level="2">2.7 Omfang af kundeleverance</text:h>
      <text:p text:style-name="P24">Tekst.</text:p>
      <text:h text:style-name="P40" text:outline-level="2">2.8 Forudsætninger</text:h>
      <text:p text:style-name="P24">Tekst.</text:p>
      <text:p text:style-name="P38"/>
      <text:h text:style-name="P46" text:outline-level="1">3. Funktionelle krav – Use Cases</text:h>
      <text:h text:style-name="P39" text:outline-level="2">3.1 Use Case 1: XXXXXXXXXXXXX</text:h>
      <text:p text:style-name="P23"><text:span text:style-name="Standardskrifttype_20_i_20_afsnit"><text:span text:style-name="T8">Scope: <text:s/></text:span></text:span><text:span text:style-name="Standardskrifttype_20_i_20_afsnit"><text:span text:style-name="T11">Tekst.</text:span></text:span></text:p>
      <text:p text:style-name="P23"><text:span text:style-name="Standardskrifttype_20_i_20_afsnit"><text:span text:style-name="T8">Niveau:</text:span></text:span><text:span text:style-name="Standardskrifttype_20_i_20_afsnit"><text:span text:style-name="T3"> </text:span></text:span><text:span text:style-name="Standardskrifttype_20_i_20_afsnit"><text:span text:style-name="T11">Tekst.</text:span></text:span></text:p>
      <text:p text:style-name="P23"><text:span text:style-name="Standardskrifttype_20_i_20_afsnit"><text:span text:style-name="T9">Frekvens: </text:span></text:span><text:span text:style-name="Standardskrifttype_20_i_20_afsnit"><text:span text:style-name="T10">Tekst.</text:span></text:span></text:p>
      <text:p text:style-name="P23"><text:span text:style-name="Standardskrifttype_20_i_20_afsnit"><text:span text:style-name="T8">Primær aktør: </text:span></text:span><text:span text:style-name="Standardskrifttype_20_i_20_afsnit"><text:span text:style-name="T11">Tekst.</text:span></text:span></text:p>
      <text:p text:style-name="P23"><text:span text:style-name="Standardskrifttype_20_i_20_afsnit"><text:span text:style-name="T8">Sekundære aktører: </text:span></text:span><text:span text:style-name="Standardskrifttype_20_i_20_afsnit"><text:span text:style-name="T11">Tekst.</text:span></text:span></text:p>
      <text:p text:style-name="P23"><text:span text:style-name="Standardskrifttype_20_i_20_afsnit"><text:span text:style-name="T8">Stakeholders og Interessanter:</text:span></text:span></text:p>
      <text:p text:style-name="P17">Tekst.</text:p>
      <text:p text:style-name="P23"><text:span text:style-name="Standardskrifttype_20_i_20_afsnit"><text:span text:style-name="T8">Preconditions:</text:span></text:span></text:p>
      <text:p text:style-name="P17">Tekst.</text:p>
      <text:p text:style-name="P23"><text:span text:style-name="Standardskrifttype_20_i_20_afsnit"><text:span text:style-name="T8">Postconditions:</text:span></text:span></text:p>
      <text:p text:style-name="P16"><text:span text:style-name="Standardskrifttype_20_i_20_afsnit"><text:span text:style-name="T11">Tekst.</text:span></text:span></text:p>
      <text:p text:style-name="P13"/>
      <text:p text:style-name="P13">Main success scenarie:</text:p>
      <text:list xml:id="list34733706" text:style-name="L1">
        <text:list-item>
          <text:p text:style-name="P49">Tekst.</text:p>
        </text:list-item>
        <text:list-item>
          <text:p text:style-name="P50">Tekst.</text:p>
        </text:list-item>
      </text:list>
      <text:p text:style-name="P13">Extensions:</text:p>
      <text:p text:style-name="P17">Tekst.</text:p>
      <text:p text:style-name="P20">Undtagelser:</text:p>
      <text:p text:style-name="P17">Tekst.</text:p>
      <text:p text:style-name="P13">Ikke funktionelle krav:</text:p>
      <text:p text:style-name="P17">Tekst.</text:p>
      <text:p text:style-name="P18">…</text:p>
      <text:p text:style-name="P18"/>
      <text:h text:style-name="P47" text:outline-level="1"><text:span text:style-name="T16">4. E</text:span><text:span text:style-name="T15">ksterne grænseflader</text:span></text:h>
      <text:h text:style-name="P40" text:outline-level="2">4.1 Bruger-grænseflade</text:h>
      <text:p text:style-name="P17">Tekst.</text:p>
      <text:h text:style-name="P40" text:outline-level="2">4.2 Hardware-grænseflade</text:h>
      <text:p text:style-name="P17">Tekst.</text:p>
      <text:h text:style-name="P40" text:outline-level="2">4.3 Kommunikations-grænseflade</text:h>
      <text:p text:style-name="P17">Tekst.</text:p>
      <text:h text:style-name="P40" text:outline-level="2">4.4 Software-grænseflade</text:h>
      <text:p text:style-name="P17">Tekst.</text:p>
      <text:h text:style-name="P46" text:outline-level="1">5. Krav til systemets ydelse</text:h>
      <text:p text:style-name="P10">Tekst.</text:p>
      <text:h text:style-name="P44" text:outline-level="1">6. Kvalitetsfaktorer</text:h>
      <text:p text:style-name="P10">Tekst.</text:p>
      <text:h text:style-name="P44" text:outline-level="1">7. Designkrav</text:h>
      <text:p text:style-name="P10">Tekst.</text:p>
      <text:h text:style-name="P44" text:outline-level="1">8. Andre krav</text:h>
      <text:p text:style-name="P36">8.1 Myndighedskrav</text:p>
      <text:p text:style-name="P17">Tekst.</text:p>
      <text:p text:style-name="P17"/>
      <text:p text:style-name="P36">8.2 Øvrige krav</text:p>
      <text:p text:style-name="P17">Tekst.</text:p>
      <text:p text:style-name="P17"/>
      <text:p text:style-name="P36">9. Delleveringer</text:p>
      <text:p text:style-name="P10">Tekst.</text:p>
      <text:p text:style-name="P10"/>
      <text:p text:style-name="P36">10. Bilag</text:p>
      <text:p text:style-name="P36">10.1 Ordliste</text:p>
      <text:p text:style-name="P10">Tekst.</text:p>
      <text:p text:style-name="P10"/>
      <text:p text:style-name="P36">10.2 Datadefinitioner</text:p>
      <text:p text:style-name="P10">Tekst.</text:p>
      <text:p text:style-name="P10"/>
      <text:p text:style-name="P36">10.3 Ordliste</text:p>
      <text:p text:style-name="P10"><text:soft-page-break/>Tekst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Palatino Bold" svg:font-family="'Palatino Bold', 'Times New Roman'" style:font-family-generic="roman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/>
    </style:style>
    <style:style style:name="Body_20_Text_20_3" style:display-name="Body Text 3" style:family="paragraph" style:parent-style-name="Standard">
      <style:text-properties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andardskrifttype_20_i_20_afsnit" style:display-name="Standardskrifttype i afsnit" style:family="text"/>
    <style:style style:name="Default_20_Paragraph_20_Font" style:display-name="Default Paragraph Font" style:family="text"/>
    <style:style style:name="Hide_20_text_20_Char" style:display-name="Hide text Char" style:family="text" style:parent-style-name="Default_20_Paragraph_20_Font">
      <style:text-properties fo:color="#0000ff" fo:language="da" fo:country="DK" style:language-complex="ar" style:country-complex="SA" text:display="none"/>
    </style:style>
    <style:style style:name="Page_20_Number" style:display-name="Page Numbe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hyphenation-ladder-count="no-limit">
        <style:tab-stops>
          <style:tab-stop style:position="12.252cm"/>
          <style:tab-stop style:position="16cm" style:type="right"/>
        </style:tab-stops>
      </style:paragraph-properties>
      <style:text-properties style:font-name="Palatino Bold" fo:letter-spacing="-0.005cm" fo:hyphenate="false" fo:hyphenation-remain-char-count="2" fo:hyphenation-push-char-count="2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2cm" fo:margin-bottom="2.2cm" fo:margin-left="2.8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2.8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HA – Gruppe 3 2012 <text:s text:c="56"/><text:tab/>Kravspecifikation for SIR</text:p>
      </style:header>
      <style:footer>
        <text:p text:style-name="MP2">Side <text:page-number text:select-page="current">10</text:page-number> af <text:page-count>10</text:page-count></text:p>
      </style:footer>
    </style:master-page>
    <style:master-page style:name="First_20_Page" style:display-name="First Page" style:page-layout-name="Mpm2" style:next-style-name="Standard"/>
    <style:master-page style:name="Konvertering_20_1" style:display-name="Konvertering 1" style:page-layout-name="Mpm2" style:next-style-name="Konverter_20_dernæst_20_1"/>
    <style:master-page style:name="Konverter_20_dernæst_20_1" style:display-name="Konverter dernæs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6:37:06.30</meta:creation-date>
    <dc:date>2012-02-16T15:24:07.39</dc:date>
    <meta:editing-duration>PT45M34S</meta:editing-duration>
    <meta:editing-cycles>30</meta:editing-cycles>
    <meta:generator>LibreOffice/3.5$Windows_x86 LibreOffice_project/7e68ba2-a744ebf-1f241b7-c506db1-7d53735</meta:generator>
    <meta:document-statistic meta:table-count="3" meta:image-count="0" meta:object-count="0" meta:page-count="10" meta:paragraph-count="169" meta:word-count="392" meta:character-count="2850" meta:non-whitespace-character-count="2537"/>
  </office:meta>
</office:document-meta>
</file>